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B000000C0E14F2B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>
      <style:paragraph-properties fo:text-align="end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03cm" svg:height="6.771cm" svg:x="2.197cm" svg:y="9cm">
          <draw:image xlink:href="Pictures/100002010000016B000000C0E14F2BA0.png" xlink:type="simple" xlink:show="embed" xlink:actuate="onLoad">
            <text:p/>
          </draw:image>
        </draw:frame>
        <draw:path draw:style-name="gr2" draw:text-style-name="P1" draw:layer="layout" svg:width="2.966cm" svg:height="0.537cm" draw:transform="rotate (0.278380015693043) translate (9.44722046995874cm 12.3153278248cm)" svg:viewBox="0 0 2967 538" svg:d="m0 29067c2404 687 2541 206 2967-192">
          <text:p/>
        </draw:path>
        <draw:frame draw:style-name="gr3" draw:text-style-name="P3" draw:layer="layout" svg:width="5cm" svg:height="2.079cm" svg:x="10.5cm" svg:y="9.5cm">
          <draw:text-box>
            <text:p text:style-name="P2"><text:span text:style-name="T1">add another Accou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ndeep Bhat</meta:initial-creator>
    <meta:creation-date>2010-07-09T19:01:59</meta:creation-date>
    <dc:date>2010-07-09T19:29:57</dc:date>
    <dc:creator>Sandeep Bhat</dc:creator>
    <meta:editing-duration>PT00H12M20S</meta:editing-duration>
    <meta:editing-cycles>2</meta:editing-cycles>
    <meta:generator>OpenOffice.org/3.1$Linux OpenOffice.org_project/310m19$Build-9420</meta:generator>
    <meta:document-statistic meta:object-count="3"/>
  </office:meta>
</office:document-meta>
</file>